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0H38M58S">
            <text:p>10:38:58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0H40M28S">
            <text:p>10:40:28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71.85">
            <text:p>172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6.525">
            <text:p>26.5</text:p>
          </table:table-cell>
          <table:table-cell table:style-name="ce4" office:value-type="float" office:value="3.55">
            <text:p>3.6</text:p>
          </table:table-cell>
          <table:table-cell table:style-name="ce4" office:value-type="float" office:value="6.15">
            <text:p>6.2</text:p>
          </table:table-cell>
          <table:table-cell table:style-name="ce4" office:value-type="float" office:value="63.775">
            <text:p>63.8</text:p>
          </table:table-cell>
          <table:table-cell table:style-name="ce4" office:value-type="float" office:value="30.075">
            <text:p>30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26.2">
            <text:p>326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66">
            <text:p>66.0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13.3">
            <text:p>13.3</text:p>
          </table:table-cell>
          <table:table-cell table:style-name="ce4" office:value-type="float" office:value="97.9">
            <text:p>97.9</text:p>
          </table:table-cell>
          <table:table-cell table:style-name="ce4" office:value-type="float" office:value="70.5">
            <text:p>70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098H40M28S">
            <text:p>10:40:28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48821866163996">
            <text:p>2.5</text:p>
          </table:table-cell>
          <table:table-cell table:style-name="ce4" office:value-type="float" office:value="1.32394366197183">
            <text:p>1.3</text:p>
          </table:table-cell>
          <table:table-cell table:style-name="ce4" office:value-type="float" office:value="2.16260162601626">
            <text:p>2.2</text:p>
          </table:table-cell>
          <table:table-cell table:style-name="ce4" office:value-type="float" office:value="1.53508428067425">
            <text:p>1.5</text:p>
          </table:table-cell>
          <table:table-cell table:style-name="ce4" office:value-type="float" office:value="2.34413965087282">
            <text:p>2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5.172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78.754">
            <text:p>27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185539938440345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21">
            <text:p>21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0M38.57S">
            <text:p>00:10:39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0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334.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3307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727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1134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435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23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3807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8627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231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227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3080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3805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6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6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402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0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4607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89346 0 137872 68318568 30330 5 2754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80615 0 41143 17034534 6886 5 2396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73217 0 30213 17106598 4343 0 109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70440 0 30184 17092489 2947 0 91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65073 0 36331 17084946 16153 0 156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5825546 58 6 0 0 0 0 2 0 1 0 0 0 120 0 157662 66 0 0 0 0 0 0 0 22 0 0 0 0 0 0 0 0 358178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764330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900187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468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2261491 0 3799234 964425 2479938 157703 0 3 1147154 12934 3700100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1744 <text:s text:c="4"/>176 <text:s text:c="3"/>0 <text:s text:c="3"/>0 <text:s text:c="3"/>0 <text:s text:c="4"/>0 <text:s text:c="9"/>0 <text:s text:c="8"/>0 <text:s text:c="3"/>11744 <text:s text:c="4"/>17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357436063 2873865 <text:s text:c="3"/>0 <text:s text:c="3"/>9 <text:s text:c="3"/>0 <text:s text:c="4"/>0 <text:s text:c="9"/>0 <text:s text:c="8"/>0 1634788357 132704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419 11608 1090838 193356 138241 1397720 12329528 10369304 0 447992 1058992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317 11577 1089786 192896 138238 1397720 12329528 10369300 0 447904 105894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6 0 0 0 0 0 16 1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00 0 0 0 0 0 300 30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28 561165 21 45 5 56 20804 4021 20 0 1 0 4 2932736 400 4294967295 11063296 11163132 3216457776 3216452748 4015126 0 0 4096 536946211 3223525726 0 0 0 1 0 0 82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873865 errors:0 dropped:9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32704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57436063 (357.4 MB) <text:s/>TX bytes:1634788357 (1.6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7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7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1744 (11.7 KB) <text:s/>TX bytes:11744 (11.7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48 <text:s text:c="5"/>4132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97.9">
            <text:p>97.9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office:value-type="float" office:value="20.7">
            <text:p>20.7</text:p>
          </table:table-cell>
          <table:table-cell office:value-type="float" office:value="4.7">
            <text:p>4.7</text:p>
          </table:table-cell>
          <table:table-cell office:value-type="float" office:value="6.3">
            <text:p>6.3</text:p>
          </table:table-cell>
          <table:table-cell office:value-type="float" office:value="68.3">
            <text:p>68.3</text:p>
          </table:table-cell>
          <table:table-cell office:value-type="float" office:value="25.4">
            <text:p>25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office:value-type="float" office:value="66">
            <text:p>66</text:p>
          </table:table-cell>
          <table:table-cell office:value-type="float" office:value="4.5">
            <text:p>4.5</text:p>
          </table:table-cell>
          <table:table-cell office:value-type="float" office:value="4.8">
            <text:p>4.8</text:p>
          </table:table-cell>
          <table:table-cell office:value-type="float" office:value="24.7">
            <text:p>24.7</text:p>
          </table:table-cell>
          <table:table-cell office:value-type="float" office:value="70.5">
            <text:p>70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13.3">
            <text:p>13.3</text:p>
          </table:table-cell>
          <table:table-cell office:value-type="float" office:value="64.2">
            <text:p>64.2</text:p>
          </table:table-cell>
          <table:table-cell office:value-type="float" office:value="22.5">
            <text:p>22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525">
            <text:p>26.53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55">
            <text:p>3.55</text:p>
          </table:table-cell>
          <table:table-cell office:value-type="float" office:value="6.15">
            <text:p>6.15</text:p>
          </table:table-cell>
          <table:table-cell office:value-type="float" office:value="63.775">
            <text:p>63.78</text:p>
          </table:table-cell>
          <table:table-cell office:value-type="float" office:value="30.075">
            <text:p>30.08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3.5">
            <text:p>23.5</text:p>
          </table:table-cell>
          <table:table-cell table:style-name="ce10" office:value-type="float" office:value="2.975">
            <text:p>3.0</text:p>
          </table:table-cell>
          <table:table-cell table:style-name="ce10" office:value-type="float" office:value="2.125">
            <text:p>2.1</text:p>
          </table:table-cell>
          <table:table-cell table:style-name="ce10" office:value-type="float" office:value="71.4">
            <text:p>71.4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8.25">
            <text:p>28.3</text:p>
          </table:table-cell>
          <table:table-cell table:style-name="ce10" office:value-type="float" office:value="3.325">
            <text:p>3.3</text:p>
          </table:table-cell>
          <table:table-cell table:style-name="ce10" office:value-type="float" office:value="2.025">
            <text:p>2.0</text:p>
          </table:table-cell>
          <table:table-cell table:style-name="ce10" office:value-type="float" office:value="66.4">
            <text:p>66.4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7.4">
            <text:p>27.4</text:p>
          </table:table-cell>
          <table:table-cell table:style-name="ce10" office:value-type="float" office:value="2.85">
            <text:p>2.9</text:p>
          </table:table-cell>
          <table:table-cell table:style-name="ce10" office:value-type="float" office:value="1.625">
            <text:p>1.6</text:p>
          </table:table-cell>
          <table:table-cell table:style-name="ce10" office:value-type="float" office:value="68.1">
            <text:p>68.1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5.6">
            <text:p>25.6</text:p>
          </table:table-cell>
          <table:table-cell table:style-name="ce10" office:value-type="float" office:value="4.725">
            <text:p>4.7</text:p>
          </table:table-cell>
          <table:table-cell table:style-name="ce10" office:value-type="float" office:value="18.125">
            <text:p>18.1</text:p>
          </table:table-cell>
          <table:table-cell table:style-name="ce10" office:value-type="float" office:value="51.55">
            <text:p>51.6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office:value-type="float" office:value="172.4">
            <text:p>172.4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182.2">
            <text:p>182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173.6">
            <text:p>173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office:value-type="float" office:value="0">
            <text:p>0</text:p>
          </table:table-cell>
          <table:table-cell office:value-type="float" office:value="4140.8">
            <text:p>4140.8</text:p>
          </table:table-cell>
          <table:table-cell office:value-type="float" office:value="326.2">
            <text:p>326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3.1">
            <text:p>43.1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2322.95">
            <text:p>2323.0</text:p>
          </table:table-cell>
          <table:table-cell table:style-name="ce11" table:formula="of:=AVERAGE([.D2:.D5])" office:value-type="float" office:value="171.85">
            <text:p>171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29.3">
            <text:p>129.3</text:p>
          </table:table-cell>
          <table:table-cell table:style-name="ce11" table:formula="of:=IF([.C7]=0;0;MAX(SUMPRODUCT([.C2:.C5];[.C2:.C5])/SUM([.C2:.C5])-[.C7];0))" office:value-type="float" office:value="1220.83588002325">
            <text:p>1220.8</text:p>
          </table:table-cell>
          <table:table-cell table:style-name="ce11" table:formula="of:=IF([.D7]=0;0;MAX(SUMPRODUCT([.D2:.D5];[.D2:.D5])/SUM([.D2:.D5])-[.D7];0))" office:value-type="float" office:value="75.1232324701775">
            <text:p>75.1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597.014119976754">
            <text:p>597.0</text:p>
          </table:table-cell>
          <table:table-cell table:style-name="ce11" table:formula="of:=ABS(MAX([.D2:.D5])-[.D7]-[.D8])" office:value-type="float" office:value="79.2267675298225">
            <text:p>79.2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4">
            <text:p>6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">
            <text:p>1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table:number-columns-repeated="2" office:value-type="float" office:value="21.3">
            <text:p>21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2.6">
            <text:p>4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table:number-columns-repeated="2" office:value-type="float" office:value="12.7">
            <text:p>12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5.4">
            <text:p>25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8.5">
            <text:p>18.5</text:p>
            <draw:frame table:end-cell-address="DISKBSIZE.V33" table:end-x="0.224in" table:end-y="0.0035in" draw:z-index="0" draw:name="Chart 1" draw:style-name="gr1" svg:width="14.0339in" svg:height="5.0539in" svg:x="0.0299in" svg:y="0.0043in">
              <draw:object draw:notify-on-update-of-ranges="DISKBSIZE.B1:DISKBSIZE.E1 DISKBSIZE.B7:DISKBSIZE.E7 DISKBSIZE.B8:DISKBSIZE.E8 DISKBSIZE.B9:DISKBSIZE.E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18.5">
            <text:p>18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.51324324324325">
            <text:p>4.5</text:p>
          </table:table-cell>
          <table:table-cell table:style-name="ce11" table:formula="of:=IF([.C7]=0;0;MAX(SUMPRODUCT([.C2:.C5];[.C2:.C5])/SUM([.C2:.C5])-[.C7];0))" office:value-type="float" office:value="4.51324324324325">
            <text:p>4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8.98675675675676">
            <text:p>9.0</text:p>
          </table:table-cell>
          <table:table-cell table:style-name="ce11" table:formula="of:=ABS(MAX([.C2:.C5])-[.C7]-[.C8])" office:value-type="float" office:value="8.98675675675676">
            <text:p>9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23.0132432432432">
            <text:p>23.0</text:p>
          </table:table-cell>
          <table:table-cell table:style-name="ce11" table:formula="of:=[.C7]+ [.C8]" office:value-type="float" office:value="23.0132432432432">
            <text:p>23.0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224in" table:end-y="0.0165in" draw:z-index="1" draw:name="Chart 2" draw:style-name="gr1" svg:width="14.0339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table:number-columns-repeated="2" office:value-type="float" office:value="41.9">
            <text:p>41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3.8">
            <text:p>83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table:number-columns-repeated="2" office:value-type="float" office:value="35.3">
            <text:p>35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0.6">
            <text:p>7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table:number-columns-repeated="2" office:value-type="float" office:value="61.2">
            <text:p>61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22.4">
            <text:p>122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4.825">
            <text:p>34.8</text:p>
            <draw:frame table:end-cell-address="DISKBUSY.V33" table:end-x="0.224in" table:end-y="0.0035in" draw:z-index="0" draw:name="Chart 1" draw:style-name="gr1" svg:width="14.0339in" svg:height="5.0539in" svg:x="0.0299in" svg:y="0.0043in">
              <draw:object draw:notify-on-update-of-ranges="DISKBUSY.B1:DISKBUSY.E1 DISKBUSY.B7:DISKBUSY.E7 DISKBUSY.B8:DISKBUSY.E8 DISKBUSY.B9:DISKBUSY.E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34.825">
            <text:p>34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3.6168521177315">
            <text:p>13.6</text:p>
          </table:table-cell>
          <table:table-cell table:style-name="ce11" table:formula="of:=IF([.C7]=0;0;MAX(SUMPRODUCT([.C2:.C5];[.C2:.C5])/SUM([.C2:.C5])-[.C7];0))" office:value-type="float" office:value="13.6168521177315">
            <text:p>13.6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2.7581478822685">
            <text:p>12.8</text:p>
          </table:table-cell>
          <table:table-cell table:style-name="ce11" table:formula="of:=ABS(MAX([.C2:.C5])-[.C7]-[.C8])" office:value-type="float" office:value="12.7581478822685">
            <text:p>12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48.4418521177315">
            <text:p>48.4</text:p>
          </table:table-cell>
          <table:table-cell table:style-name="ce11" table:formula="of:=[.C7]+ [.C8]" office:value-type="float" office:value="48.4418521177315">
            <text:p>48.4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224in" table:end-y="0.0165in" draw:z-index="1" draw:name="Chart 2" draw:style-name="gr1" svg:width="14.0339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table:number-columns-repeated="2" office:value-type="float" office:value="86.2">
            <text:p>86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2.4">
            <text:p>17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21.55">
            <text:p>21.6</text:p>
            <draw:frame table:end-cell-address="DISKREAD.V33" table:end-x="0.224in" table:end-y="0.0035in" draw:z-index="0" draw:name="Chart 1" draw:style-name="gr1" svg:width="14.0339in" svg:height="5.0539in" svg:x="0.0299in" svg:y="0.0043in">
              <draw:object draw:notify-on-update-of-ranges="DISKREAD.B1:DISKREAD.E1 DISKREAD.B7:DISKREAD.E7 DISKREAD.B8:DISKREAD.E8 DISKREAD.B9:DISKREAD.E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21.55">
            <text:p>21.6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64.65">
            <text:p>64.7</text:p>
          </table:table-cell>
          <table:table-cell table:style-name="ce11" table:formula="of:=IF([.C7]=0;0;MAX(SUMPRODUCT([.C2:.C5];[.C2:.C5])/SUM([.C2:.C5])-[.C7];0))" office:value-type="float" office:value="64.65">
            <text:p>64.7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86.2">
            <text:p>86.2</text:p>
          </table:table-cell>
          <table:table-cell table:style-name="ce11" table:formula="of:=[.C7]+ [.C8]" office:value-type="float" office:value="86.2">
            <text:p>86.2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224in" table:end-y="0.0165in" draw:z-index="1" draw:name="Chart 2" draw:style-name="gr1" svg:width="14.0339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table:number-columns-repeated="2" office:value-type="float" office:value="727">
            <text:p>72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454">
            <text:p>145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table:number-columns-repeated="2" office:value-type="float" office:value="1848.5">
            <text:p>1848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697">
            <text:p>369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table:number-columns-repeated="2" office:value-type="float" office:value="2070.4">
            <text:p>2070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140.8">
            <text:p>414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161.475">
            <text:p>1161.5</text:p>
            <draw:frame table:end-cell-address="DISKWRITE.V33" table:end-x="0.224in" table:end-y="0.0035in" draw:z-index="0" draw:name="Chart 1" draw:style-name="gr1" svg:width="14.0339in" svg:height="5.0539in" svg:x="0.0299in" svg:y="0.0043in">
              <draw:object draw:notify-on-update-of-ranges="DISKWRITE.B1:DISKWRITE.E1 DISKWRITE.B7:DISKWRITE.E7 DISKWRITE.B8:DISKWRITE.E8 DISKWRITE.B9:DISKWRITE.E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1161.475">
            <text:p>1161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610.417940011623">
            <text:p>610.4</text:p>
          </table:table-cell>
          <table:table-cell table:style-name="ce11" table:formula="of:=IF([.C7]=0;0;MAX(SUMPRODUCT([.C2:.C5];[.C2:.C5])/SUM([.C2:.C5])-[.C7];0))" office:value-type="float" office:value="610.417940011623">
            <text:p>610.4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298.507059988377">
            <text:p>298.5</text:p>
          </table:table-cell>
          <table:table-cell table:style-name="ce11" table:formula="of:=ABS(MAX([.C2:.C5])-[.C7]-[.C8])" office:value-type="float" office:value="298.507059988377">
            <text:p>298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771.89294001162">
            <text:p>1771.9</text:p>
          </table:table-cell>
          <table:table-cell table:style-name="ce11" table:formula="of:=[.C7]+ [.C8]" office:value-type="float" office:value="1771.89294001162">
            <text:p>1771.9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224in" table:end-y="0.0165in" draw:z-index="1" draw:name="Chart 2" draw:style-name="gr1" svg:width="14.0339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table:number-columns-repeated="2"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.4">
            <text:p>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table:number-columns-repeated="2" office:value-type="float" office:value="91.1">
            <text:p>91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82.2">
            <text:p>182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table:number-columns-repeated="2" office:value-type="float" office:value="86.8">
            <text:p>86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3.6">
            <text:p>17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table:number-columns-repeated="2" office:value-type="float" office:value="163.1">
            <text:p>163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26.2">
            <text:p>326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85.925">
            <text:p>85.9</text:p>
            <draw:frame table:end-cell-address="DISKXFER.V33" table:end-x="0.224in" table:end-y="0.0035in" draw:z-index="0" draw:name="Chart 1" draw:style-name="gr1" svg:width="14.0339in" svg:height="5.0539in" svg:x="0.0299in" svg:y="0.0043in">
              <draw:object draw:notify-on-update-of-ranges="DISKXFER.B1:DISKXFER.E1 DISKXFER.B7:DISKXFER.E7 DISKXFER.B8:DISKXFER.E8 DISKXFER.B9:DISKXFER.E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85.925">
            <text:p>85.9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37.5616162350887">
            <text:p>37.6</text:p>
          </table:table-cell>
          <table:table-cell table:style-name="ce11" table:formula="of:=IF([.C7]=0;0;MAX(SUMPRODUCT([.C2:.C5];[.C2:.C5])/SUM([.C2:.C5])-[.C7];0))" office:value-type="float" office:value="37.5616162350887">
            <text:p>37.6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39.6133837649112">
            <text:p>39.6</text:p>
          </table:table-cell>
          <table:table-cell table:style-name="ce11" table:formula="of:=ABS(MAX([.C2:.C5])-[.C7]-[.C8])" office:value-type="float" office:value="39.6133837649112">
            <text:p>39.6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23.486616235089">
            <text:p>123.5</text:p>
          </table:table-cell>
          <table:table-cell table:style-name="ce11" table:formula="of:=[.C7]+ [.C8]" office:value-type="float" office:value="123.486616235089">
            <text:p>123.5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224in" table:end-y="0.0165in" draw:z-index="1" draw:name="Chart 2" draw:style-name="gr1" svg:width="14.0339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office:value-type="float" office:value="41.3">
            <text:p>41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office:value-type="float" office:value="41.9">
            <text:p>41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office:value-type="float" office:value="41.1">
            <text:p>41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1.325">
            <text:p>41.3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294918330308747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572050816696915">
            <text:p>0.6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22.9">
            <text:p>322.9</text:p>
          </table:table-cell>
          <table:table-cell office:value-type="float" office:value="22.4">
            <text:p>22.4</text:p>
          </table:table-cell>
          <table:table-cell office:value-type="float" office:value="300.5">
            <text:p>300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87.3">
            <text:p>1087.3</text:p>
          </table:table-cell>
          <table:table-cell office:value-type="float" office:value="1214.4">
            <text:p>1214.4</text:p>
          </table:table-cell>
          <table:table-cell office:value-type="float" office:value="-1">
            <text:p>-1</text:p>
          </table:table-cell>
          <table:table-cell office:value-type="float" office:value="168.7">
            <text:p>168.7</text:p>
          </table:table-cell>
          <table:table-cell office:value-type="float" office:value="0">
            <text:p>0</text:p>
          </table:table-cell>
          <table:table-cell office:value-type="float" office:value="413.3">
            <text:p>413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256.3">
            <text:p>256.3</text:p>
          </table:table-cell>
          <table:table-cell office:value-type="float" office:value="1.6">
            <text:p>1.6</text:p>
          </table:table-cell>
          <table:table-cell office:value-type="float" office:value="254.7">
            <text:p>254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03.8">
            <text:p>1103.8</text:p>
          </table:table-cell>
          <table:table-cell office:value-type="float" office:value="1262.9">
            <text:p>1262.9</text:p>
          </table:table-cell>
          <table:table-cell office:value-type="float" office:value="-1">
            <text:p>-1</text:p>
          </table:table-cell>
          <table:table-cell office:value-type="float" office:value="168.7">
            <text:p>168.7</text:p>
          </table:table-cell>
          <table:table-cell office:value-type="float" office:value="0">
            <text:p>0</text:p>
          </table:table-cell>
          <table:table-cell office:value-type="float" office:value="429.1">
            <text:p>429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74.8">
            <text:p>74.8</text:p>
          </table:table-cell>
          <table:table-cell office:value-type="float" office:value="1.6">
            <text:p>1.6</text:p>
          </table:table-cell>
          <table:table-cell office:value-type="float" office:value="73.1">
            <text:p>73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49.9">
            <text:p>1149.9</text:p>
          </table:table-cell>
          <table:table-cell office:value-type="float" office:value="1433.4">
            <text:p>1433.4</text:p>
          </table:table-cell>
          <table:table-cell office:value-type="float" office:value="-1">
            <text:p>-1</text:p>
          </table:table-cell>
          <table:table-cell office:value-type="float" office:value="170.2">
            <text:p>170.2</text:p>
          </table:table-cell>
          <table:table-cell office:value-type="float" office:value="0">
            <text:p>0</text:p>
          </table:table-cell>
          <table:table-cell office:value-type="float" office:value="438.2">
            <text:p>438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66.3">
            <text:p>166.3</text:p>
          </table:table-cell>
          <table:table-cell office:value-type="float" office:value="1.6">
            <text:p>1.6</text:p>
          </table:table-cell>
          <table:table-cell office:value-type="float" office:value="164.7">
            <text:p>164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90.4">
            <text:p>1090.4</text:p>
          </table:table-cell>
          <table:table-cell office:value-type="float" office:value="1369.1">
            <text:p>1369.1</text:p>
          </table:table-cell>
          <table:table-cell office:value-type="float" office:value="-1">
            <text:p>-1</text:p>
          </table:table-cell>
          <table:table-cell office:value-type="float" office:value="172.4">
            <text:p>172.4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-0.1">
            <text:p>-0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office:value-type="float" office:value="0">
            <text:p>0</text:p>
          </table:table-cell>
          <table:table-cell office:value-type="float" office:value="135.3">
            <text:p>135.3</text:p>
          </table:table-cell>
          <table:table-cell office:value-type="float" office:value="0">
            <text:p>0</text:p>
          </table:table-cell>
          <table:table-cell office:value-type="float" office:value="443.9">
            <text:p>443.9</text:p>
          </table:table-cell>
          <table:table-cell office:value-type="float" office:value="0">
            <text:p>0</text:p>
          </table:table-cell>
          <table:table-cell office:value-type="float" office:value="579.2">
            <text:p>579.2</text:p>
          </table:table-cell>
          <table:table-cell office:value-type="float" office:value="135.3">
            <text:p>135.3</text:p>
          </table:table-cell>
          <table:table-cell office:value-type="float" office:value="-443.9">
            <text:p>-443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office:value-type="float" office:value="0">
            <text:p>0</text:p>
          </table:table-cell>
          <table:table-cell office:value-type="float" office:value="36.3">
            <text:p>36.3</text:p>
          </table:table-cell>
          <table:table-cell office:value-type="float" office:value="0">
            <text:p>0</text:p>
          </table:table-cell>
          <table:table-cell office:value-type="float" office:value="1249.6">
            <text:p>1249.6</text:p>
          </table:table-cell>
          <table:table-cell office:value-type="float" office:value="0">
            <text:p>0</text:p>
          </table:table-cell>
          <table:table-cell office:value-type="float" office:value="1285.9">
            <text:p>1285.9</text:p>
          </table:table-cell>
          <table:table-cell office:value-type="float" office:value="36.3">
            <text:p>36.3</text:p>
          </table:table-cell>
          <table:table-cell office:value-type="float" office:value="-1249.6">
            <text:p>-1249.6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office:value-type="float" office:value="0">
            <text:p>0</text:p>
          </table:table-cell>
          <table:table-cell office:value-type="float" office:value="31.8">
            <text:p>31.8</text:p>
          </table:table-cell>
          <table:table-cell office:value-type="float" office:value="0">
            <text:p>0</text:p>
          </table:table-cell>
          <table:table-cell office:value-type="float" office:value="499.2">
            <text:p>499.2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office:value-type="float" office:value="31.8">
            <text:p>31.8</text:p>
          </table:table-cell>
          <table:table-cell office:value-type="float" office:value="-499.2">
            <text:p>-499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51">
            <text:p>51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548.2">
            <text:p>548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50.1538235294118">
            <text:p>50.2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367.409275811748">
            <text:p>367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34.1461764705882">
            <text:p>34.1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333.990724188252">
            <text:p>334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office:value-type="float" office:value="0">
            <text:p>0</text:p>
          </table:table-cell>
          <table:table-cell office:value-type="float" office:value="8.1">
            <text:p>8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office:value-type="float" office:value="0">
            <text:p>0</text:p>
          </table:table-cell>
          <table:table-cell office:value-type="float" office:value="447.9">
            <text:p>447.9</text:p>
          </table:table-cell>
          <table:table-cell office:value-type="float" office:value="0">
            <text:p>0</text:p>
          </table:table-cell>
          <table:table-cell office:value-type="float" office:value="931.3">
            <text:p>931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office:value-type="float" office:value="0">
            <text:p>0</text:p>
          </table:table-cell>
          <table:table-cell office:value-type="float" office:value="230.6">
            <text:p>230.6</text:p>
          </table:table-cell>
          <table:table-cell office:value-type="float" office:value="0">
            <text:p>0</text:p>
          </table:table-cell>
          <table:table-cell office:value-type="float" office:value="401.7">
            <text:p>401.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284.4">
            <text:p>284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477.725">
            <text:p>477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17.549173699015">
            <text:p>117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234.825311371605">
            <text:p>234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49.0508263009846">
            <text:p>49.1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218.749688628395">
            <text:p>218.7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881.1">
            <text:p>1881.1</text:p>
          </table:table-cell>
          <table:table-cell table:number-columns-repeated="3"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878.9">
            <text:p>1878.9</text:p>
          </table:table-cell>
          <table:table-cell table:number-columns-repeated="3" office:value-type="float" office:value="-1">
            <text:p>-1</text:p>
          </table:table-cell>
          <table:table-cell office:value-type="float" office:value="0.2">
            <text:p>0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523.7">
            <text:p>1523.7</text:p>
          </table:table-cell>
          <table:table-cell table:number-columns-repeated="3" office:value-type="float" office:value="-1">
            <text:p>-1</text:p>
          </table:table-cell>
          <table:table-cell office:value-type="float" office:value="0.7">
            <text:p>0.7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table:number-columns-repeated="3" office:value-type="float" office:value="-1">
            <text:p>-1</text:p>
          </table:table-cell>
          <table:table-cell office:value-type="float" office:value="784">
            <text:p>784</text:p>
          </table:table-cell>
          <table:table-cell table:number-columns-repeated="13" office:value-type="float" office:value="-1">
            <text:p>-1</text:p>
          </table:table-cell>
          <table:table-cell office:value-type="float" office:value="4848">
            <text:p>4848</text:p>
          </table:table-cell>
          <table:table-cell office:value-type="float" office:value="-1">
            <text:p>-1</text:p>
          </table:table-cell>
          <table:table-cell office:value-type="float" office:value="1190">
            <text:p>1190</text:p>
          </table:table-cell>
          <table:table-cell office:value-type="float" office:value="435">
            <text:p>435</text:p>
          </table:table-cell>
          <table:table-cell office:value-type="float" office:value="-1">
            <text:p>-1</text:p>
          </table:table-cell>
          <table:table-cell office:value-type="float" office:value="321543">
            <text:p>321543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0">
            <text:p>80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table:number-columns-repeated="3" office:value-type="float" office:value="-1">
            <text:p>-1</text:p>
          </table:table-cell>
          <table:table-cell office:value-type="float" office:value="819">
            <text:p>81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5934">
            <text:p>5934</text:p>
          </table:table-cell>
          <table:table-cell table:number-columns-repeated="2" office:value-type="float" office:value="0">
            <text:p>0</text:p>
          </table:table-cell>
          <table:table-cell office:value-type="float" office:value="-321544">
            <text:p>-321544</text:p>
          </table:table-cell>
          <table:table-cell table:number-columns-repeated="9" office:value-type="float" office:value="0">
            <text:p>0</text:p>
          </table:table-cell>
          <table:table-cell office:value-type="float" office:value="-28">
            <text:p>-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24">
            <text:p>-2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table:number-columns-repeated="3" office:value-type="float" office:value="-1">
            <text:p>-1</text:p>
          </table:table-cell>
          <table:table-cell office:value-type="float" office:value="143">
            <text:p>14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8" office:value-type="float" office:value="0">
            <text:p>0</text:p>
          </table:table-cell>
          <table:table-cell office:value-type="float" office:value="-32">
            <text:p>-3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table:number-columns-repeated="3" office:value-type="float" office:value="-1">
            <text:p>-1</text:p>
          </table:table-cell>
          <table:table-cell office:value-type="float" office:value="434">
            <text:p>43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1749">
            <text:p>-1749</text:p>
          </table:table-cell>
          <table:table-cell office:value-type="float" office:value="0">
            <text:p>0</text:p>
          </table:table-cell>
          <table:table-cell office:value-type="float" office:value="-3080">
            <text:p>-3080</text:p>
          </table:table-cell>
          <table:table-cell table:number-columns-repeated="3"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8"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0H38M58S">
            <text:p>10:38:58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8H38M58S">
            <text:p>10:38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0H39M28S">
            <text:p>10:39:28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8H39M28S">
            <text:p>10:39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0H39M58S">
            <text:p>10:39:58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8H39M58S">
            <text:p>10:39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0H40M28S">
            <text:p>10:40:28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098H40M28S">
            <text:p>10:40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office:value-type="float" office:value="18.6">
            <text:p>18.6</text:p>
          </table:table-cell>
          <table:table-cell office:value-type="float" office:value="3.7">
            <text:p>3.7</text:p>
          </table:table-cell>
          <table:table-cell office:value-type="float" office:value="2.1">
            <text:p>2.1</text:p>
          </table:table-cell>
          <table:table-cell office:value-type="float" office:value="75.6">
            <text:p>75.6</text:p>
          </table:table-cell>
          <table:table-cell office:value-type="float" office:value="22.3">
            <text:p>22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office:value-type="float" office:value="59.8">
            <text:p>59.8</text:p>
          </table:table-cell>
          <table:table-cell office:value-type="float" office:value="4.6">
            <text:p>4.6</text:p>
          </table:table-cell>
          <table:table-cell office:value-type="float" office:value="3.8">
            <text:p>3.8</text:p>
          </table:table-cell>
          <table:table-cell office:value-type="float" office:value="31.8">
            <text:p>31.8</text:p>
          </table:table-cell>
          <table:table-cell office:value-type="float" office:value="64.4">
            <text:p>64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office:value-type="float" office:value="15.1">
            <text:p>15.1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  <table:table-cell office:value-type="float" office:value="78.9">
            <text:p>78.9</text:p>
          </table:table-cell>
          <table:table-cell office:value-type="float" office:value="18.5">
            <text:p>18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3.5">
            <text:p>23.5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975">
            <text:p>2.98</text:p>
          </table:table-cell>
          <table:table-cell office:value-type="float" office:value="2.125">
            <text:p>2.13</text:p>
          </table:table-cell>
          <table:table-cell office:value-type="float" office:value="71.4">
            <text:p>71.4</text:p>
          </table:table-cell>
          <table:table-cell office:value-type="float" office:value="26.475">
            <text:p>26.4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office:value-type="float" office:value="20.9">
            <text:p>20.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0.2">
            <text:p>70.2</text:p>
          </table:table-cell>
          <table:table-cell office:value-type="float" office:value="25.9">
            <text:p>25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office:value-type="float" office:value="70.8">
            <text:p>70.8</text:p>
          </table:table-cell>
          <table:table-cell office:value-type="float" office:value="3.9">
            <text:p>3.9</text:p>
          </table:table-cell>
          <table:table-cell office:value-type="float" office:value="0.7">
            <text:p>0.7</text:p>
          </table:table-cell>
          <table:table-cell office:value-type="float" office:value="24.5">
            <text:p>24.5</text:p>
          </table:table-cell>
          <table:table-cell office:value-type="float" office:value="74.7">
            <text:p>74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office:value-type="float" office:value="20.9">
            <text:p>20.9</text:p>
          </table:table-cell>
          <table:table-cell office:value-type="float" office:value="4.2">
            <text:p>4.2</text:p>
          </table:table-cell>
          <table:table-cell office:value-type="float" office:value="3.4">
            <text:p>3.4</text:p>
          </table:table-cell>
          <table:table-cell office:value-type="float" office:value="71.5">
            <text:p>71.5</text:p>
          </table:table-cell>
          <table:table-cell office:value-type="float" office:value="25.1">
            <text:p>25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8.25">
            <text:p>28.25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325">
            <text:p>3.33</text:p>
          </table:table-cell>
          <table:table-cell office:value-type="float" office:value="2.025">
            <text:p>2.03</text:p>
          </table:table-cell>
          <table:table-cell office:value-type="float" office:value="66.4">
            <text:p>66.4</text:p>
          </table:table-cell>
          <table:table-cell office:value-type="float" office:value="31.575">
            <text:p>31.5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office:value-type="float" office:value="21">
            <text:p>21</text:p>
          </table:table-cell>
          <table:table-cell office:value-type="float" office:value="4.6">
            <text:p>4.6</text:p>
          </table:table-cell>
          <table:table-cell office:value-type="float" office:value="3.3">
            <text:p>3.3</text:p>
          </table:table-cell>
          <table:table-cell office:value-type="float" office:value="71">
            <text:p>71</text:p>
          </table:table-cell>
          <table:table-cell office:value-type="float" office:value="25.6">
            <text:p>25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office:value-type="float" office:value="69.8">
            <text:p>69.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.2">
            <text:p>26.2</text:p>
          </table:table-cell>
          <table:table-cell office:value-type="float" office:value="72.8">
            <text:p>7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office:value-type="float" office:value="18.4">
            <text:p>18.4</text:p>
          </table:table-cell>
          <table:table-cell office:value-type="float" office:value="3.6">
            <text:p>3.6</text:p>
          </table:table-cell>
          <table:table-cell office:value-type="float" office:value="2.2">
            <text:p>2.2</text:p>
          </table:table-cell>
          <table:table-cell office:value-type="float" office:value="75.8">
            <text:p>75.8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4">
            <text:p>27.4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.85">
            <text:p>2.85</text:p>
          </table:table-cell>
          <table:table-cell office:value-type="float" office:value="1.625">
            <text:p>1.63</text:p>
          </table:table-cell>
          <table:table-cell office:value-type="float" office:value="68.1">
            <text:p>68.1</text:p>
          </table:table-cell>
          <table:table-cell office:value-type="float" office:value="30.25">
            <text:p>30.2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8M58S">
            <text:p>10:38:58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9M28S">
            <text:p>10:39:28</text:p>
          </table:table-cell>
          <table:table-cell office:value-type="float" office:value="21.9">
            <text:p>21.9</text:p>
          </table:table-cell>
          <table:table-cell office:value-type="float" office:value="5.4">
            <text:p>5.4</text:p>
          </table:table-cell>
          <table:table-cell office:value-type="float" office:value="15.6">
            <text:p>15.6</text:p>
          </table:table-cell>
          <table:table-cell office:value-type="float" office:value="57.1">
            <text:p>57.1</text:p>
          </table:table-cell>
          <table:table-cell office:value-type="float" office:value="27.3">
            <text:p>27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39M58S">
            <text:p>10:39:58</text:p>
          </table:table-cell>
          <table:table-cell office:value-type="float" office:value="62.4">
            <text:p>62.4</text:p>
          </table:table-cell>
          <table:table-cell office:value-type="float" office:value="6.5">
            <text:p>6.5</text:p>
          </table:table-cell>
          <table:table-cell office:value-type="float" office:value="13.8">
            <text:p>13.8</text:p>
          </table:table-cell>
          <table:table-cell office:value-type="float" office:value="17.3">
            <text:p>17.3</text:p>
          </table:table-cell>
          <table:table-cell office:value-type="float" office:value="68.9">
            <text:p>68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098H40M28S">
            <text:p>10:40:28</text:p>
          </table:table-cell>
          <table:table-cell office:value-type="float" office:value="17.7">
            <text:p>17.7</text:p>
          </table:table-cell>
          <table:table-cell office:value-type="float" office:value="6.8">
            <text:p>6.8</text:p>
          </table:table-cell>
          <table:table-cell office:value-type="float" office:value="43">
            <text:p>43</text:p>
          </table:table-cell>
          <table:table-cell office:value-type="float" office:value="32.5">
            <text:p>32.5</text:p>
          </table:table-cell>
          <table:table-cell office:value-type="float" office:value="24.5">
            <text:p>24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6">
            <text:p>25.6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725">
            <text:p>4.73</text:p>
          </table:table-cell>
          <table:table-cell office:value-type="float" office:value="18.125">
            <text:p>18.13</text:p>
          </table:table-cell>
          <table:table-cell office:value-type="float" office:value="51.55">
            <text:p>51.55</text:p>
          </table:table-cell>
          <table:table-cell office:value-type="float" office:value="30.325">
            <text:p>30.3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3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12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21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0:38:58</text:p>
              </table:table-cell>
              <table:table-cell office:value-type="float" office:value="1.9">
                <text:p text:id="CPU_ALL.F2:CPU_ALL.F5">1.9</text:p>
              </table:table-cell>
              <table:table-cell office:value-type="float" office:value="5.4">
                <text:p text:id="DISK_SUMM.D2:DISK_SUMM.D5">5.4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25.4">
                <text:p>25.4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70.5">
                <text:p>70.5</text:p>
              </table:table-cell>
              <table:table-cell office:value-type="float" office:value="173.6">
                <text:p>173.6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22.5">
                <text:p>22.5</text:p>
              </table:table-cell>
              <table:table-cell office:value-type="float" office:value="326.2">
                <text:p>32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089cm" svg:y="0.256cm" chart:style-name="ch2">
          <text:p>Disk %Busy JMeter_Test_260_Threads  10/21/2011</text:p>
        </chart:title>
        <chart:legend chart:legend-position="end" svg:x="33.409cm" svg:y="5.364cm" chart:style-name="ch3"/>
        <chart:plot-area chart:style-name="ch4" table:cell-range-address="DISKBUSY.A1:DISKBUSY.E5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0:38:58</text:p>
              </table:table-cell>
              <table:table-cell office:value-type="float" office:value="0.9">
                <text:p text:id="DISKBUSY.B2:DISKBUSY.B5">0.9</text:p>
              </table:table-cell>
              <table:table-cell office:value-type="float" office:value="0.9">
                <text:p text:id="DISKBUSY.C2:DISKBUSY.C5">0.9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41.9">
                <text:p>41.9</text:p>
              </table:table-cell>
              <table:table-cell office:value-type="float" office:value="41.9">
                <text:p>4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35.3">
                <text:p>35.3</text:p>
              </table:table-cell>
              <table:table-cell office:value-type="float" office:value="35.3">
                <text:p>3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61.2">
                <text:p>61.2</text:p>
              </table:table-cell>
              <table:table-cell office:value-type="float" office:value="61.2">
                <text:p>6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6cm" svg:y="0.256cm" chart:style-name="ch2">
          <text:p>Disk Read KB/s JMeter_Test_260_Threads  10/21/2011</text:p>
        </chart:title>
        <chart:legend chart:legend-position="end" svg:x="33.25cm" svg:y="5.6cm" chart:style-name="ch3"/>
        <chart:plot-area chart:style-name="ch4" table:cell-range-address="DISKREAD.B1:DISKREAD.E1 DISKREAD.B7:DISKREAD.E9" chart:data-source-has-labels="row" svg:x="0.712cm" svg:y="1.281cm" svg:width="31.827cm" svg:height="11.045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E7" chart:class="chart:bar">
            <chart:data-point chart:repeated="4"/>
          </chart:series>
          <chart:series chart:style-name="ch9" chart:values-cell-range-address="DISKREAD.B8:DISKREAD.E8" chart:class="chart:bar">
            <chart:data-point chart:repeated="4"/>
          </chart:series>
          <chart:series chart:style-name="ch10" chart:values-cell-range-address="DISKREAD.B9:DISKREAD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1.55">
                <text:p text:id="DISKREAD.B7:DISKREAD.E7">21.55</text:p>
              </table:table-cell>
              <table:table-cell office:value-type="float" office:value="21.55">
                <text:p>2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64.65">
                <text:p text:id="DISKREAD.B8:DISKREAD.E8">64.65</text:p>
              </table:table-cell>
              <table:table-cell office:value-type="float" office:value="64.65">
                <text:p>64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E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cm" svg:y="0.256cm" chart:style-name="ch2">
          <text:p>Disk Read KB/s JMeter_Test_260_Threads  10/21/2011</text:p>
        </chart:title>
        <chart:legend chart:legend-position="end" svg:x="33.409cm" svg:y="5.364cm" chart:style-name="ch3"/>
        <chart:plot-area chart:style-name="ch4" table:cell-range-address="DISKREAD.A1:DISKREAD.E5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0:38:58</text:p>
              </table:table-cell>
              <table:table-cell office:value-type="float" office:value="86.2">
                <text:p text:id="DISKREAD.B2:DISKREAD.B5">86.2</text:p>
              </table:table-cell>
              <table:table-cell office:value-type="float" office:value="86.2">
                <text:p text:id="DISKREAD.C2:DISKREAD.C5">86.2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52cm" svg:y="0.256cm" chart:style-name="ch2">
          <text:p>Disk Write KB/s JMeter_Test_260_Threads  10/21/2011</text:p>
        </chart:title>
        <chart:legend chart:legend-position="end" svg:x="33.25cm" svg:y="5.6cm" chart:style-name="ch3"/>
        <chart:plot-area chart:style-name="ch4" table:cell-range-address="DISKWRITE.B1:DISKWRITE.E1 DISKWRITE.B7:DISKWRITE.E9" chart:data-source-has-labels="row" svg:x="0.712cm" svg:y="1.281cm" svg:width="31.827cm" svg:height="11.045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E7" chart:class="chart:bar">
            <chart:data-point chart:repeated="4"/>
          </chart:series>
          <chart:series chart:style-name="ch9" chart:values-cell-range-address="DISKWRITE.B8:DISKWRITE.E8" chart:class="chart:bar">
            <chart:data-point chart:repeated="4"/>
          </chart:series>
          <chart:series chart:style-name="ch10" chart:values-cell-range-address="DISKWRITE.B9:DISKWRIT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161.475">
                <text:p text:id="DISKWRITE.B7:DISKWRITE.E7">1161.475</text:p>
              </table:table-cell>
              <table:table-cell office:value-type="float" office:value="1161.475">
                <text:p>1161.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610.417940011623">
                <text:p text:id="DISKWRITE.B8:DISKWRITE.E8">610.417940011623</text:p>
              </table:table-cell>
              <table:table-cell office:value-type="float" office:value="610.417940011623">
                <text:p>610.417940011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98.507059988377">
                <text:p text:id="DISKWRITE.B9:DISKWRITE.E9">298.507059988377</text:p>
              </table:table-cell>
              <table:table-cell office:value-type="float" office:value="298.507059988377">
                <text:p>298.507059988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52cm" svg:y="0.256cm" chart:style-name="ch2">
          <text:p>Disk Write KB/s JMeter_Test_260_Threads  10/21/2011</text:p>
        </chart:title>
        <chart:legend chart:legend-position="end" svg:x="33.409cm" svg:y="5.364cm" chart:style-name="ch3"/>
        <chart:plot-area chart:style-name="ch4" table:cell-range-address="DISKWRITE.A1:DISKWRITE.E5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0:38:58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727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1848.5">
                <text:p>1848.5</text:p>
              </table:table-cell>
              <table:table-cell office:value-type="float" office:value="1848.5">
                <text:p>184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2070.4">
                <text:p>2070.4</text:p>
              </table:table-cell>
              <table:table-cell office:value-type="float" office:value="2070.4">
                <text:p>207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224cm" svg:y="0.256cm" chart:style-name="ch2">
          <text:p>Disk transfers per second JMeter_Test_260_Threads  10/21/2011</text:p>
        </chart:title>
        <chart:legend chart:legend-position="end" svg:x="33.25cm" svg:y="5.6cm" chart:style-name="ch3"/>
        <chart:plot-area chart:style-name="ch4" table:cell-range-address="DISKXFER.B1:DISKXFER.E1 DISKXFER.B7:DISKXFER.E9" chart:data-source-has-labels="row" svg:x="0.712cm" svg:y="1.281cm" svg:width="31.827cm" svg:height="11.045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E7" chart:class="chart:bar">
            <chart:data-point chart:repeated="4"/>
          </chart:series>
          <chart:series chart:style-name="ch9" chart:values-cell-range-address="DISKXFER.B8:DISKXFER.E8" chart:class="chart:bar">
            <chart:data-point chart:repeated="4"/>
          </chart:series>
          <chart:series chart:style-name="ch10" chart:values-cell-range-address="DISKXFER.B9:DISKXFER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85.925">
                <text:p text:id="DISKXFER.B7:DISKXFER.E7">85.925</text:p>
              </table:table-cell>
              <table:table-cell office:value-type="float" office:value="85.925">
                <text:p>85.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7.5616162350887">
                <text:p text:id="DISKXFER.B8:DISKXFER.E8">37.5616162350887</text:p>
              </table:table-cell>
              <table:table-cell office:value-type="float" office:value="37.5616162350887">
                <text:p>37.5616162350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9.6133837649112">
                <text:p text:id="DISKXFER.B9:DISKXFER.E9">39.6133837649112</text:p>
              </table:table-cell>
              <table:table-cell office:value-type="float" office:value="39.6133837649112">
                <text:p>39.6133837649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224cm" svg:y="0.256cm" chart:style-name="ch2">
          <text:p>Disk transfers per second JMeter_Test_260_Threads  10/21/2011</text:p>
        </chart:title>
        <chart:legend chart:legend-position="end" svg:x="33.409cm" svg:y="5.364cm" chart:style-name="ch3"/>
        <chart:plot-area chart:style-name="ch4" table:cell-range-address="DISKXFER.A1:DISKXFER.E5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0:38:58</text:p>
              </table:table-cell>
              <table:table-cell office:value-type="float" office:value="2.7">
                <text:p text:id="DISKXFER.B2:DISKXFER.B5">2.7</text:p>
              </table:table-cell>
              <table:table-cell office:value-type="float" office:value="2.7">
                <text:p text:id="DISKXFER.C2:DISKXFER.C5">2.7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91.1">
                <text:p>91.1</text:p>
              </table:table-cell>
              <table:table-cell office:value-type="float" office:value="91.1">
                <text:p>9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86.8">
                <text:p>86.8</text:p>
              </table:table-cell>
              <table:table-cell office:value-type="float" office:value="86.8">
                <text:p>8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163.1">
                <text:p>163.1</text:p>
              </table:table-cell>
              <table:table-cell office:value-type="float" office:value="163.1">
                <text:p>16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638cm" svg:y="0.256cm" chart:style-name="ch2">
          <text:p>JFS Filespace %Used ubuntuServer  10/21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1.325">
                <text:p text:id="JFSFILE.B7:JFSFILE.F7">41.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294918330308747">
                <text:p text:id="JFSFILE.B8:JFSFILE.F8">0.00294918330308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572050816696915">
                <text:p text:id="JFSFILE.B9:JFSFILE.F9">0.572050816696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815cm" svg:y="0.256cm" chart:style-name="ch2">
          <text:p>Memory MB JMeter_Test_260_Threads  10/21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0:38:58</text:p>
              </table:table-cell>
              <table:table-cell office:value-type="float" office:value="322.9">
                <text:p text:id="MEM.F2:MEM.F5">322.9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256.3">
                <text:p>256.3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166.3">
                <text:p>166.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0:38:58</text:p>
              </table:table-cell>
              <table:table-cell office:value-type="float" office:value="2008.2">
                <text:p text:id="MEM.B2:MEM.B5">2008.2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308cm" svg:y="0.256cm" chart:style-name="ch2">
          <text:p>CPU Total JMeter_Test_260_Threads  10/21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0:38:58</text:p>
              </table:table-cell>
              <table:table-cell office:value-type="float" office:value="1.4">
                <text:p text:id="CPU_ALL.B2:CPU_ALL.B5">1.4</text:p>
              </table:table-cell>
              <table:table-cell office:value-type="float" office:value="0.5">
                <text:p text:id="CPU_ALL.C2:CPU_ALL.C5">0.5</text:p>
              </table:table-cell>
              <table:table-cell office:value-type="float" office:value="0.2">
                <text:p text:id="CPU_ALL.D2:CPU_ALL.D5">0.2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20.7">
                <text:p>20.7</text:p>
              </table:table-cell>
              <table:table-cell office:value-type="float" office:value="4.7">
                <text:p>4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66">
                <text:p>66</text:p>
              </table:table-cell>
              <table:table-cell office:value-type="float" office:value="4.5">
                <text:p>4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13.3">
                <text:p>1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9.998cm" svg:y="0.256cm" chart:style-name="ch2">
          <text:p>Network I/O JMeter_Test_260_Threads (KB/s) - 10/21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0:38:58</text:p>
              </table:table-cell>
              <table:table-cell office:value-type="float" office:value="-0.1">
                <text:p text:id="NET.I2:NET.I5">-0.1</text:p>
              </table:table-cell>
              <table:table-cell office:value-type="float" office:value="0.6">
                <text:p text:id="NET.H2:NET.H5">0.6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-443.9">
                <text:p>-443.9</text:p>
              </table:table-cell>
              <table:table-cell office:value-type="float" office:value="135.3">
                <text:p>135.3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-1249.6">
                <text:p>-1249.6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-499.2">
                <text:p>-499.2</text:p>
              </table:table-cell>
              <table:table-cell office:value-type="float" office:value="31.8">
                <text:p>31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09cm" svg:y="0.256cm" chart:style-name="ch2">
          <text:p>Network I/O JMeter_Test_260_Threads (KB/s)  10/21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548.2">
                <text:p>548.2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50.1538235294118">
                <text:p>50.1538235294118</text:p>
              </table:table-cell>
              <table:table-cell office:value-type="float" office:value="0">
                <text:p>0</text:p>
              </table:table-cell>
              <table:table-cell office:value-type="float" office:value="367.409275811748">
                <text:p>367.409275811748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34.1461764705882">
                <text:p>34.1461764705882</text:p>
              </table:table-cell>
              <table:table-cell office:value-type="float" office:value="0">
                <text:p>0</text:p>
              </table:table-cell>
              <table:table-cell office:value-type="float" office:value="333.990724188252">
                <text:p>333.99072418825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09cm" svg:y="0.256cm" chart:style-name="ch2">
          <text:p>Network I/O JMeter_Test_260_Threads (KB/s)  10/21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0:38:58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0.6">
                <text:p text:id="NET.C2:NET.C5">0.6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1">
                <text:p text:id="NET.E2:NET.E5">0.1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0">
                <text:p>0</text:p>
              </table:table-cell>
              <table:table-cell office:value-type="float" office:value="135.3">
                <text:p>135.3</text:p>
              </table:table-cell>
              <table:table-cell office:value-type="float" office:value="0">
                <text:p>0</text:p>
              </table:table-cell>
              <table:table-cell office:value-type="float" office:value="443.9">
                <text:p>443.9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0">
                <text:p>0</text:p>
              </table:table-cell>
              <table:table-cell office:value-type="float" office:value="36.3">
                <text:p>36.3</text:p>
              </table:table-cell>
              <table:table-cell office:value-type="float" office:value="0">
                <text:p>0</text:p>
              </table:table-cell>
              <table:table-cell office:value-type="float" office:value="1249.6">
                <text:p>1249.6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0">
                <text:p>0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  <table:table-cell office:value-type="float" office:value="499.2">
                <text:p>499.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355cm" svg:y="0.256cm" chart:style-name="ch2">
          <text:p>Network Packets JMeter_Test_260_Threads  10/21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84.4">
                <text:p>284.4</text:p>
              </table:table-cell>
              <table:table-cell office:value-type="float" office:value="0">
                <text:p>0</text:p>
              </table:table-cell>
              <table:table-cell office:value-type="float" office:value="477.725">
                <text:p>477.72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17.549173699015">
                <text:p>117.549173699015</text:p>
              </table:table-cell>
              <table:table-cell office:value-type="float" office:value="0">
                <text:p>0</text:p>
              </table:table-cell>
              <table:table-cell office:value-type="float" office:value="234.825311371605">
                <text:p>234.825311371605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49.0508263009846">
                <text:p>49.0508263009846</text:p>
              </table:table-cell>
              <table:table-cell office:value-type="float" office:value="0">
                <text:p>0</text:p>
              </table:table-cell>
              <table:table-cell office:value-type="float" office:value="218.749688628395">
                <text:p>218.74968862839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355cm" svg:y="0.256cm" chart:style-name="ch2">
          <text:p>Network Packets JMeter_Test_260_Threads  10/21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0:38:58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8.1">
                <text:p text:id="NETPACKET.C2:NETPACKET.C5">8.1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0">
                <text:p>0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0">
                <text:p>0</text:p>
              </table:table-cell>
              <table:table-cell office:value-type="float" office:value="447.9">
                <text:p>447.9</text:p>
              </table:table-cell>
              <table:table-cell office:value-type="float" office:value="0">
                <text:p>0</text:p>
              </table:table-cell>
              <table:table-cell office:value-type="float" office:value="931.3">
                <text:p>931.3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0">
                <text:p>0</text:p>
              </table:table-cell>
              <table:table-cell office:value-type="float" office:value="230.6">
                <text:p>230.6</text:p>
              </table:table-cell>
              <table:table-cell office:value-type="float" office:value="0">
                <text:p>0</text:p>
              </table:table-cell>
              <table:table-cell office:value-type="float" office:value="401.7">
                <text:p>401.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294cm" svg:y="0.256cm" chart:style-name="ch2">
          <text:p>Processes JMeter_Test_260_Threads  10/21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0:38:58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294cm" svg:y="0.256cm" chart:style-name="ch2">
          <text:p>Processes JMeter_Test_260_Threads  10/21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0:38:58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1881.1">
                <text:p>1881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1878.9">
                <text:p>1878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1523.7">
                <text:p>1523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294cm" svg:y="0.256cm" chart:style-name="ch2">
          <text:p>Processes JMeter_Test_260_Threads  10/21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0:38:58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342cm" svg:y="0.256cm" chart:style-name="ch2">
          <text:p>File-backed paging (kByes/sec) ubuntuServer 10/21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0:38:58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104cm" svg:y="0.256cm" chart:style-name="ch2">
          <text:p>Swap-space activity (kBytes/sec) ubuntuServer 10/21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0:38:58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0:38:58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823cm" svg:y="0.256cm" chart:style-name="ch2">
          <text:p>CPU 1 JMeter_Test_260_Threads  10/21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0:38:58</text:p>
              </table:table-cell>
              <table:table-cell office:value-type="float" office:value="0.5">
                <text:p text:id="CPU01.B2:CPU01.B5">0.5</text:p>
              </table:table-cell>
              <table:table-cell office:value-type="float" office:value="0.2">
                <text:p text:id="CPU01.C2:CPU01.C5">0.2</text:p>
              </table:table-cell>
              <table:table-cell office:value-type="float" office:value="0">
                <text:p text:id="CPU01.D2:CPU01.D5">0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18.6">
                <text:p>18.6</text:p>
              </table:table-cell>
              <table:table-cell office:value-type="float" office:value="3.7">
                <text:p>3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59.8">
                <text:p>59.8</text:p>
              </table:table-cell>
              <table:table-cell office:value-type="float" office:value="4.6">
                <text:p>4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15.1">
                <text:p>15.1</text:p>
              </table:table-cell>
              <table:table-cell office:value-type="float" office:value="3.4">
                <text:p>3.4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823cm" svg:y="0.256cm" chart:style-name="ch2">
          <text:p>CPU 2 JMeter_Test_260_Threads  10/21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0:38:58</text:p>
              </table:table-cell>
              <table:table-cell office:value-type="float" office:value="0.4">
                <text:p text:id="CPU02.B2:CPU02.B5">0.4</text:p>
              </table:table-cell>
              <table:table-cell office:value-type="float" office:value="0.2">
                <text:p text:id="CPU02.C2:CPU02.C5">0.2</text:p>
              </table:table-cell>
              <table:table-cell office:value-type="float" office:value="0">
                <text:p text:id="CPU02.D2:CPU02.D5">0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20.9">
                <text:p>20.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70.8">
                <text:p>70.8</text:p>
              </table:table-cell>
              <table:table-cell office:value-type="float" office:value="3.9">
                <text:p>3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20.9">
                <text:p>20.9</text:p>
              </table:table-cell>
              <table:table-cell office:value-type="float" office:value="4.2">
                <text:p>4.2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823cm" svg:y="0.256cm" chart:style-name="ch2">
          <text:p>CPU 3 JMeter_Test_260_Threads  10/21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0:38:58</text:p>
              </table:table-cell>
              <table:table-cell office:value-type="float" office:value="0.4">
                <text:p text:id="CPU03.B2:CPU03.B5">0.4</text:p>
              </table:table-cell>
              <table:table-cell office:value-type="float" office:value="0.2">
                <text:p text:id="CPU03.C2:CPU03.C5">0.2</text:p>
              </table:table-cell>
              <table:table-cell office:value-type="float" office:value="0">
                <text:p text:id="CPU03.D2:CPU03.D5">0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21">
                <text:p>21</text:p>
              </table:table-cell>
              <table:table-cell office:value-type="float" office:value="4.6">
                <text:p>4.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69.8">
                <text:p>69.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18.4">
                <text:p>18.4</text:p>
              </table:table-cell>
              <table:table-cell office:value-type="float" office:value="3.6">
                <text:p>3.6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823cm" svg:y="0.256cm" chart:style-name="ch2">
          <text:p>CPU 4 JMeter_Test_260_Threads  10/21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0:38:58</text:p>
              </table:table-cell>
              <table:table-cell office:value-type="float" office:value="0.4">
                <text:p text:id="CPU04.B2:CPU04.B5">0.4</text:p>
              </table:table-cell>
              <table:table-cell office:value-type="float" office:value="0.2">
                <text:p text:id="CPU04.C2:CPU04.C5">0.2</text:p>
              </table:table-cell>
              <table:table-cell office:value-type="float" office:value="0.1">
                <text:p text:id="CPU04.D2:CPU04.D5">0.1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21.9">
                <text:p>21.9</text:p>
              </table:table-cell>
              <table:table-cell office:value-type="float" office:value="5.4">
                <text:p>5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62.4">
                <text:p>62.4</text:p>
              </table:table-cell>
              <table:table-cell office:value-type="float" office:value="6.5">
                <text:p>6.5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17.7">
                <text:p>17.7</text:p>
              </table:table-cell>
              <table:table-cell office:value-type="float" office:value="6.8">
                <text:p>6.8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21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3.5">
                <text:p text:id="CPU_SUMM.B2:CPU_SUMM.B5">23.5</text:p>
              </table:table-cell>
              <table:table-cell office:value-type="float" office:value="2.975">
                <text:p text:id="CPU_SUMM.C2:CPU_SUMM.C5">2.975</text:p>
              </table:table-cell>
              <table:table-cell office:value-type="float" office:value="2.125">
                <text:p text:id="CPU_SUMM.D2:CPU_SUMM.D5">2.12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8.25">
                <text:p>28.25</text:p>
              </table:table-cell>
              <table:table-cell office:value-type="float" office:value="3.325">
                <text:p>3.32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7.4">
                <text:p>27.4</text:p>
              </table:table-cell>
              <table:table-cell office:value-type="float" office:value="2.85">
                <text:p>2.85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5.6">
                <text:p>25.6</text:p>
              </table:table-cell>
              <table:table-cell office:value-type="float" office:value="4.725">
                <text:p>4.725</text:p>
              </table:table-cell>
              <table:table-cell office:value-type="float" office:value="18.125">
                <text:p>18.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532cm" svg:y="0.256cm" chart:style-name="ch2">
          <text:p>Disk total KB/s JMeter_Test_260_Threads - 10/21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0:38:58</text:p>
              </table:table-cell>
              <table:table-cell office:value-type="float" office:value="172.4">
                <text:p text:id="DISK_SUMM.B2:DISK_SUMM.B5">172.4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5.4">
                <text:p text:id="DISK_SUMM.D2:DISK_SUMM.D5">5.4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0">
                <text:p>0</text:p>
              </table:table-cell>
              <table:table-cell office:value-type="float" office:value="1454">
                <text:p>1454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0">
                <text:p>0</text:p>
              </table:table-cell>
              <table:table-cell office:value-type="float" office:value="3697">
                <text:p>3697</text:p>
              </table:table-cell>
              <table:table-cell office:value-type="float" office:value="173.6">
                <text:p>173.6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0">
                <text:p>0</text:p>
              </table:table-cell>
              <table:table-cell office:value-type="float" office:value="4140.8">
                <text:p>4140.8</text:p>
              </table:table-cell>
              <table:table-cell office:value-type="float" office:value="326.2">
                <text:p>32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625cm" svg:y="0.256cm" chart:style-name="ch2">
          <text:p>Disk total KB/s JMeter_Test_260_Threads  10/21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43.1">
                <text:p text:id="DISK_SUMM.B7:DISK_SUMM.D7">43.1</text:p>
              </table:table-cell>
              <table:table-cell office:value-type="float" office:value="2322.95">
                <text:p>2322.95</text:p>
              </table:table-cell>
              <table:table-cell office:value-type="float" office:value="171.85">
                <text:p>171.85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129.3">
                <text:p text:id="DISK_SUMM.B8:DISK_SUMM.D8">129.3</text:p>
              </table:table-cell>
              <table:table-cell office:value-type="float" office:value="1220.83588002325">
                <text:p>1220.83588002325</text:p>
              </table:table-cell>
              <table:table-cell office:value-type="float" office:value="75.1232324701775">
                <text:p>75.1232324701775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597.014119976754">
                <text:p>597.014119976754</text:p>
              </table:table-cell>
              <table:table-cell office:value-type="float" office:value="79.2267675298225">
                <text:p>79.22676752982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515cm" svg:y="0.256cm" chart:style-name="ch2">
          <text:p>Disk Block Size JMeter_Test_260_Threads (Kbytes)  10/21/2011</text:p>
        </chart:title>
        <chart:legend chart:legend-position="end" svg:x="33.25cm" svg:y="5.6cm" chart:style-name="ch3"/>
        <chart:plot-area chart:style-name="ch4" table:cell-range-address="DISKBSIZE.B1:DISKBSIZE.E1 DISKBSIZE.B7:DISKBSIZE.E9" chart:data-source-has-labels="row" svg:x="0.712cm" svg:y="1.281cm" svg:width="31.827cm" svg:height="11.045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E7" chart:class="chart:bar">
            <chart:data-point chart:repeated="4"/>
          </chart:series>
          <chart:series chart:style-name="ch9" chart:values-cell-range-address="DISKBSIZE.B8:DISKBSIZE.E8" chart:class="chart:bar">
            <chart:data-point chart:repeated="4"/>
          </chart:series>
          <chart:series chart:style-name="ch10" chart:values-cell-range-address="DISKBSIZE.B9:DISKBSIZ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8.5">
                <text:p text:id="DISKBSIZE.B7:DISKBSIZE.E7">18.5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51324324324325">
                <text:p text:id="DISKBSIZE.B8:DISKBSIZE.E8">4.51324324324325</text:p>
              </table:table-cell>
              <table:table-cell office:value-type="float" office:value="4.51324324324325">
                <text:p>4.51324324324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8.98675675675676">
                <text:p text:id="DISKBSIZE.B9:DISKBSIZE.E9">8.98675675675676</text:p>
              </table:table-cell>
              <table:table-cell office:value-type="float" office:value="8.98675675675676">
                <text:p>8.98675675675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515cm" svg:y="0.256cm" chart:style-name="ch2">
          <text:p>Disk Block Size JMeter_Test_260_Threads (Kbytes)  10/21/2011</text:p>
        </chart:title>
        <chart:legend chart:legend-position="end" svg:x="33.409cm" svg:y="5.364cm" chart:style-name="ch3"/>
        <chart:plot-area chart:style-name="ch4" table:cell-range-address="DISKBSIZE.A1:DISKBSIZE.E5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0:38:58</text:p>
              </table:table-cell>
              <table:table-cell office:value-type="float" office:value="32">
                <text:p text:id="DISKBSIZE.B2:DISKBSIZE.B5">32</text:p>
              </table:table-cell>
              <table:table-cell office:value-type="float" office:value="32">
                <text:p text:id="DISKBSIZE.C2:DISKBSIZE.C5">32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</table:table-row>
            <table:table-row>
              <table:table-cell office:value-type="string">
                <text:p>10:39:2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9:58</text:p>
              </table:table-cell>
              <table:table-cell office:value-type="float" office:value="21.3">
                <text:p>21.3</text:p>
              </table:table-cell>
              <table:table-cell office:value-type="float" office:value="21.3">
                <text:p>2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40:28</text:p>
              </table:table-cell>
              <table:table-cell office:value-type="float" office:value="12.7">
                <text:p>12.7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1.089cm" svg:y="0.256cm" chart:style-name="ch2">
          <text:p>Disk %Busy JMeter_Test_260_Threads  10/21/2011</text:p>
        </chart:title>
        <chart:legend chart:legend-position="end" svg:x="33.25cm" svg:y="5.6cm" chart:style-name="ch3"/>
        <chart:plot-area chart:style-name="ch4" table:cell-range-address="DISKBUSY.B1:DISKBUSY.E1 DISKBUSY.B7:DISKBUSY.E9" chart:data-source-has-labels="row" svg:x="0.712cm" svg:y="1.281cm" svg:width="31.827cm" svg:height="11.045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E7" chart:class="chart:bar">
            <chart:data-point chart:repeated="4"/>
          </chart:series>
          <chart:series chart:style-name="ch9" chart:values-cell-range-address="DISKBUSY.B8:DISKBUSY.E8" chart:class="chart:bar">
            <chart:data-point chart:repeated="4"/>
          </chart:series>
          <chart:series chart:style-name="ch10" chart:values-cell-range-address="DISKBUSY.B9:DISKBUSY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4.825">
                <text:p text:id="DISKBUSY.B7:DISKBUSY.E7">34.825</text:p>
              </table:table-cell>
              <table:table-cell office:value-type="float" office:value="34.825">
                <text:p>34.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3.6168521177315">
                <text:p text:id="DISKBUSY.B8:DISKBUSY.E8">13.6168521177315</text:p>
              </table:table-cell>
              <table:table-cell office:value-type="float" office:value="13.6168521177315">
                <text:p>13.6168521177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2.7581478822685">
                <text:p text:id="DISKBUSY.B9:DISKBUSY.E9">12.7581478822685</text:p>
              </table:table-cell>
              <table:table-cell office:value-type="float" office:value="12.7581478822685">
                <text:p>12.7581478822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